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B4556D77740D4E4F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07cm" svg:height="7.444cm" svg:x="7.144cm" svg:y="4.668cm">
          <draw:image xlink:href="Pictures/1000020100000200000002B4556D77740D4E4F9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10T01:08:45.341617745</dc:date>
    <meta:editing-duration>PT2M8S</meta:editing-duration>
    <meta:editing-cycles>1</meta:editing-cycles>
    <meta:document-statistic meta:object-count="1"/>
    <meta:generator>LibreOffice/7.1.0.3$Linux_X86_64 LibreOffice_project/10$Build-3</meta:generator>
  </office:meta>
</office:document-meta>
</file>